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Text_20_body">
      <style:text-properties style:font-name="Georgia" officeooo:rsid="000e1196" officeooo:paragraph-rsid="000e1196"/>
    </style:style>
    <style:style style:name="P5" style:family="paragraph" style:parent-style-name="Text_20_body">
      <style:paragraph-properties fo:text-align="center" style:justify-single-word="false"/>
      <style:text-properties style:font-name="Georgia" officeooo:rsid="000e1196" officeooo:paragraph-rsid="000e1196"/>
    </style:style>
    <style:style style:name="P6" style:family="paragraph" style:parent-style-name="Text_20_body">
      <style:text-properties style:font-name="Georgia" officeooo:rsid="000ee8d2" officeooo:paragraph-rsid="000ee8d2"/>
    </style:style>
    <style:style style:name="P7" style:family="paragraph" style:parent-style-name="Title">
      <style:text-properties style:font-name="Georgia" officeooo:rsid="000e1196" officeooo:paragraph-rsid="000e1196"/>
    </style:style>
    <style:style style:name="T1" style:family="text">
      <style:text-properties officeooo:rsid="0010e720"/>
    </style:style>
    <style:style style:name="T2" style:family="text">
      <style:text-properties fo:font-style="italic" officeooo:rsid="0010e720" style:font-style-asian="italic" style:font-style-complex="italic"/>
    </style:style>
    <style:style style:name="T3" style:family="text">
      <style:text-properties fo:font-style="normal" officeooo:rsid="0010e720" style:font-style-asian="normal" style:font-style-complex="normal"/>
    </style:style>
    <style:style style:name="T4" style:family="text">
      <style:text-properties fo:font-style="normal" officeooo:rsid="0012d37f" style:font-style-asian="normal" style:font-style-complex="normal"/>
    </style:style>
    <style:style style:name="T5" style:family="text">
      <style:text-properties fo:font-style="normal" officeooo:rsid="0013534e" style:font-style-asian="normal" style:font-style-complex="normal"/>
    </style:style>
    <style:style style:name="T6" style:family="text">
      <style:text-properties fo:font-style="normal" officeooo:rsid="00148cf6" style:font-style-asian="normal" style:font-style-complex="normal"/>
    </style:style>
    <style:style style:name="T7" style:family="text">
      <style:text-properties fo:font-style="normal" officeooo:rsid="0015f275" style:font-style-asian="normal" style:font-style-complex="normal"/>
    </style:style>
    <style:style style:name="T8" style:family="text">
      <style:text-properties fo:font-style="normal" officeooo:rsid="00162919"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e Who Laughs Last</text:p>
      <text:p text:style-name="P2">212</text:p>
      <text:p text:style-name="P5">by Kyle Eggleston</text:p>
      <text:p text:style-name="P4"/>
      <text:h text:style-name="Heading_20_1" text:outline-level="1">Crimson Gamma, Brig</text:h>
      <text:p text:style-name="P6"><text:tab/>Grilka paced around the brig cell. It was a standard size for a brig, a bet in the corner, toilet behind a small partition. Just the comforts of home. Walking over to a water basin, Grilka splashed cold water onto her face. It had been two weeks since Jack had retaken the station. Two weeks since she had been placed in its brig. Two weeks and she hadn’t even heard from Jack at all, not even once.</text:p>
      <text:p text:style-name="P6"><text:tab/><text:span text:style-name="T1">She wondered </text:span><text:span text:style-name="T2">if</text:span><text:span text:style-name="T3"> Jack would ever come and visit her. In time maybe he would, but then again there was the slight chance that he wouldn’t come for her. If he was holding a grudge against Grilka, he might never come visit and just leave her there to rot.</text:span></text:p>
      <text:p text:style-name="P6"><text:span text:style-name="T3"><text:tab/></text:span><text:span text:style-name="T4">Jeff Killpack approached the brig force field. He stared into the cell making sure Grilka was behaving herself, which she was. </text:span><text:span text:style-name="T5">Jeff had been checking in on Grilka every so often over the past two weeks. He needed to know that she was going to be alright.</text:span></text:p>
      <text:p text:style-name="P6"><text:span text:style-name="T5"><text:tab/>“</text:span><text:span text:style-name="T6">How are we doing today cupcake?” Jeff asked Grilka with a smile. </text:span><text:span text:style-name="T7">He had taken to calling her different nicknames each time he saw her. Today’s nickname was cupcake. </text:span><text:span text:style-name="T8">It was a personal game he liked to play, it kept things interest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1-21T21:07:42.665010849">01/2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1T20:50:14.630859546</dc:date>
    <meta:editing-duration>PT1H33S</meta:editing-duration>
    <meta:editing-cycles>18</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0" meta:word-count="236" meta:character-count="1252" meta:non-whitespace-character-count="1022"/>
  </office:meta>
</office:document-meta>
</file>